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1">
      <style:text-properties fo:font-weight="normal" style:font-weight-asian="normal" style:font-weight-complex="normal"/>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valuation of the Team and the entire project<text:line-break/></text:h>
      <text:p text:style-name="Text_20_body"><text:span text:style-name="T1">How did the team perform as a whole, and how could that have been improved?</text:span><text:line-break/><text:line-break/>The team as a whole performed well together, there were no major problems with the team members working together as a whole. There were no major personality clashes with the team and we worked together well with no major problems between team members.</text:p>
      <text:p text:style-name="Text_20_body">The team however as a whole all seemed to be under the same speed of work, which generally lead to last minute working very hard rather then staggering work over an entire week or holiday period. Because the entire team never seemed to be working on the project pro-actively this has lade to various problems/ rushed jobs.</text:p>
      <text:p text:style-name="Text_20_body">This problem could have been improved if the project leader was perhaps more active in the idea of handing out yellow or red cards or being quicker to point out the teams obvious flaws when dealing with deliverables. </text:p>
      <text:p text:style-name="Text_20_body"/>
      <text:p text:style-name="P1">How could the project have been improved?</text:p>
      <text:p text:style-name="P2">The project as a whole could have been improved in a number of different areas, for example lots of the team felt that all of the QA documents that related to the program where written badly and hard to understand. The fact that we had to produce a working program based on these documents didn't make the process very easy. </text:p>
      <text:p text:style-name="Text_20_body">The API for the project was a complete mess, the project required a certain degree of working together between groups to come up with a decent API. None of this requirement was met as things were being decided too late to get a proper implementation working by the end of the project. </text:p>
      <text:p text:style-name="Text_20_body">Overall the project could have been improved with the better production of QA documents to make sure that the team had a greater understanding of what was required for the program. If changes where made to the QA docs these were not posted for the team to see but were merely expected to be noticed. An example of this was the changing of monster breeding from having a gender (male or female) to being asexual where this variable was no longer accounted for.</text:p>
      <text:p text:style-name="Text_20_body"/>
      <text:p text:style-name="P1">What were the most important lessons learned about software projects and about working in teams?</text:p>
      <text:p text:style-name="P2">This project has taught the team many things about working in teams and working on software projects. Some of the most important lessons learnt included:</text:p>
      <text:p text:style-name="P2"/>
      <text:list xml:id="list6558648083148193658" text:style-name="L1">
        <text:list-item>
          <text:p text:style-name="P3">The importance of keeping decent note-taking</text:p>
        </text:list-item>
        <text:list-item>
          <text:p text:style-name="P3">knowing the strengths and weaknesses of team members abilities</text:p>
        </text:list-item>
        <text:list-item>
          <text:p text:style-name="P3">decent version control, including knowledge on how to use them effectively</text:p>
        </text:list-item>
        <text:list-item>
          <text:p text:style-name="P3">Time management </text:p>
        </text:list-item>
        <text:list-item>
          <text:p text:style-name="P3">Communication is key, if a member is unable to do something this must be voiced immediately</text:p>
          <text:p text:style-name="P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6T19:22:19.58</meta:creation-date>
    <dc:date>2013-02-17T22:20:05.21</dc:date>
    <meta:editing-duration>P1DT2H57M40S</meta:editing-duration>
    <meta:editing-cycles>9</meta:editing-cycles>
    <meta:generator>OpenOffice.org/3.4.1$Win32 OpenOffice.org_project/341m1$Build-9593</meta:generator>
    <meta:document-statistic meta:table-count="0" meta:image-count="0" meta:object-count="0" meta:page-count="1" meta:paragraph-count="15" meta:word-count="452" meta:character-count="2564"/>
  </office:meta>
</office:document-meta>
</file>